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2" manifest:media-type="application/vnd.oasis.opendocument.base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in" fo:margin-left="-0.625in" table:align="left" style:writing-mode="lr-tb"/>
    </style:style>
    <style:style style:name="Table1.A" style:family="table-column">
      <style:table-column-properties style:column-width="3.875in"/>
    </style:style>
    <style:style style:name="Table1.B" style:family="table-column">
      <style:table-column-properties style:column-width="3.325in"/>
    </style:style>
    <style:style style:name="Table1.1" style:family="table-row">
      <style:table-row-properties style:row-height="0.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2in" fo:keep-together="auto"/>
    </style:style>
    <style:style style:name="Table1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15in" fo:margin-left="-0.075in" table:align="left" style:writing-mode="lr-tb"/>
    </style:style>
    <style:style style:name="Table2.A" style:family="table-column">
      <style:table-column-properties style:column-width="3.0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fo:text-align="end" style:justify-single-word="false" style:snap-to-layout-grid="false"/>
      <style:text-properties fo:font-weight="bold" style:font-weight-asian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>
        <style:tab-stops>
          <style:tab-stop style:position="5.75in"/>
        </style:tab-stops>
      </style:paragraph-properties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language="fr" fo:country="FR"/>
    </style:style>
    <style:style style:name="P7" style:family="paragraph" style:parent-style-name="Standard">
      <style:paragraph-properties>
        <style:tab-stops>
          <style:tab-stop style:position="0.6283in"/>
        </style:tab-stops>
      </style:paragraph-properties>
    </style:style>
    <style:style style:name="P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2" style:family="paragraph" style:parent-style-name="Footer">
      <style:paragraph-properties style:snap-to-layout-grid="false"/>
    </style:style>
    <style:style style:name="P13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5" style:family="paragraph" style:parent-style-name="Footer">
      <style:paragraph-properties style:snap-to-layout-grid="false"/>
      <style:text-properties fo:font-size="10pt" style:font-size-asian="10pt" style:font-size-complex="10pt"/>
    </style:style>
    <style:style style:name="P16" style:family="paragraph" style:parent-style-name="Footer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/>
    </style:style>
    <style:style style:name="P17" style:family="paragraph" style:parent-style-name="Footer">
      <style:paragraph-properties style:snap-to-layout-grid="false"/>
      <style:text-properties fo:font-weight="bold" style:font-weight-asian="bold"/>
    </style:style>
    <style:style style:name="P18" style:family="paragraph" style:parent-style-name="Heading">
      <style:paragraph-properties style:snap-to-layout-grid="false"/>
      <style:text-properties fo:font-size="10pt" style:font-size-asian="10pt" style:font-size-complex="10pt"/>
    </style:style>
    <style:style style:name="P19" style:family="paragraph" style:parent-style-name="Heading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0" style:family="paragraph" style:parent-style-name="Heading">
      <style:paragraph-properties style:snap-to-layout-grid="false"/>
      <style:text-properties fo:font-weight="bold" style:font-weight-asian="bold"/>
    </style:style>
    <style:style style:name="P21" style:family="paragraph" style:parent-style-name="Standard" style:master-page-name="Standard">
      <style:paragraph-properties style:page-number="auto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language="fr" fo:country="FR"/>
    </style:style>
    <style:style style:name="T7" style:family="text">
      <style:text-properties officeooo:rsid="001125cb"/>
    </style:style>
    <style:style style:name="T8" style:family="text">
      <style:text-properties officeooo:rsid="001a8561"/>
    </style:style>
    <style:style style:name="T9" style:family="text">
      <style:text-properties officeooo:rsid="001e303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5"><text:database-display text:table-name="2021_FeeLetters" text:table-type="table" text:column-name=" First" text:database-name="EmbeddedDatabase">&lt; First&gt;</text:database-display></text:span><text:span text:style-name="T5"><text:s/></text:span><text:span text:style-name="T5"><text:database-display text:table-name="2021_FeeLetters" text:table-type="table" text:column-name=" Last" text:database-name="EmbeddedDatabase">&lt; Last&gt;</text:database-display></text:span></text:p>
          </table:table-cell>
          <table:table-cell table:style-name="Table1.A1" office:value-type="string">
            <text:p text:style-name="P2"><text:date style:data-style-name="N76" text:date-value="2022-11-12T23:24:27.995520425">November 12, 2022</text:date></text:p>
          </table:table-cell>
        </table:table-row>
        <table:table-row table:style-name="Table1.2">
          <table:table-cell table:style-name="Table1.A1" office:value-type="string">
            <text:p text:style-name="P1"><text:database-display text:table-name="2021_FeeLetters" text:table-type="table" text:column-name=" Owner_Add" text:database-name="EmbeddedDatabase">&lt; Owner_Add&gt;</text:database-display></text:p>
          </table:table-cell>
          <table:table-cell table:style-name="Table1.B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><text:span text:style-name="T3"><text:database-display text:table-name="2021_FeeLetters" text:table-type="table" text:column-name=" Owner_City" text:database-name="EmbeddedDatabase">&lt; Owner_City&gt;</text:database-display></text:span><text:span text:style-name="T3">, </text:span><text:span text:style-name="T3"><text:database-display text:table-name="2021_FeeLetters" text:table-type="table" text:column-name=" O_St" text:database-name="EmbeddedDatabase">&lt; O_St&gt;</text:database-display></text:span><text:span text:style-name="T3">. </text:span><text:span text:style-name="T3"><text:database-display text:table-name="2021_FeeLetters" text:table-type="table" text:column-name=" O_Zip" text:database-name="EmbeddedDatabase">&lt; O_Zip&gt;</text:database-display></text:span></text:p>
          </table:table-cell>
          <table:table-cell table:style-name="Table1.B2" office:value-type="string">
            <text:p text:style-name="P3"/>
          </table:table-cell>
        </table:table-row>
      </table:table>
      <text:p text:style-name="P5"/>
      <text:p text:style-name="Standard">Dear<text:span text:style-name="T6"> </text:span><text:span text:style-name="T6"><text:database-display text:table-name="2021_FeeLetters" text:table-type="table" text:column-name=" First" text:database-name="EmbeddedDatabase">&lt; First&gt;</text:database-display></text:span><text:span text:style-name="T6"><text:s/></text:span><text:span text:style-name="T6"><text:database-display text:table-name="2021_FeeLetters" text:table-type="table" text:column-name=" Last" text:database-name="EmbeddedDatabase">&lt; Last&gt;</text:database-display></text:span>,</text:p>
      <text:p text:style-name="P6"/>
      <text:p text:style-name="Standard">This year’s annual Association Assessment Fee for <text:database-display text:table-name="2021_FeeLetters" text:table-type="table" text:column-name=" Lot_Add" text:database-name="EmbeddedDatabase">&lt; Lot_Add&gt;</text:database-display>, Regency Estates Lot # <text:database-display text:table-name="2021_FeeLetters" text:table-type="table" text:column-name="Lot" text:database-name="EmbeddedDatabase">&lt;Lot&gt;</text:database-display><text:s/>is now due. <text:s/>This fee covers the maintenance and liability insurance costs for the Regency Estates Subdivision common ground.</text:p>
      <text:p text:style-name="Standard"/>
      <text:p text:style-name="Standard">The current Association Fee is $40.00 per year. <text:s/></text:p>
      <text:p text:style-name="Standard"/>
      <text:p text:style-name="Standard">Your total amount due (including any past due amounts) is:<text:tab/> $<text:database-display text:table-name="2021_FeeLetters" text:table-type="table" text:column-name=" Due" text:database-name="EmbeddedDatabase">&lt; Due&gt;</text:database-display>.00 <text:s/></text:p>
      <text:p text:style-name="Standard"/>
      <text:p text:style-name="Standard">Please send your payment by <text:span text:style-name="T8">November</text:span> <text:span text:style-name="T9">30</text:span>, <text:span text:style-name="T7">2022</text:span>. <text:s/>Your prompt payment greatly reduces the amount of work required for record keeping.</text:p>
      <text:p text:style-name="Standard"/>
      <text:p text:style-name="Standard">Thank you,</text:p>
      <text:p text:style-name="P7">Steven Gomez</text:p>
      <text:p text:style-name="Standard"/>
      <text:p text:style-name="Standard">Regency Estates Homeowners Association</text:p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8">Steven Gomez</text:p>
          </table:table-cell>
          <table:table-cell table:style-name="Table2.B1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10">Association President</text:p>
          </table:table-cell>
          <table:table-cell table:style-name="Table2.B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0">636-448-2015</text:p>
          </table:table-cell>
          <table:table-cell table:style-name="Table2.B2" office:value-type="string">
            <text:p text:style-name="P11"/>
          </table:table-cell>
        </table:table-row>
      </table:table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2in" fo:margin-left="-0.625in" table:align="left" style:writing-mode="lr-tb"/>
    </style:style>
    <style:style style:name="Table4.A" style:family="table-column">
      <style:table-column-properties style:column-width="7.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7.5in" table:align="center" style:writing-mode="lr-tb"/>
    </style:style>
    <style:style style:name="Table3.A" style:family="table-column">
      <style:table-column-properties style:column-width="2.8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3.25in"/>
    </style:style>
    <style:style style:name="Table3.1" style:family="table-row">
      <style:table-row-properties style:row-height="0.1in" fo:keep-together="auto"/>
    </style:style>
    <style:style style:name="Table3.A1" style:family="table-cell">
      <style:table-cell-properties style:vertical-align="top" fo:background-color="#000000" fo:padding-left="0.075in" fo:padding-right="0.075in" fo:padding-top="0in" fo:padding-bottom="0in" fo:border="none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3" style:family="table-row">
      <style:table-row-properties style:row-height="0.2in" fo:keep-together="auto"/>
    </style:style>
    <style:style style:name="Table3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5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A9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C9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paragraph-properties style:snap-to-layout-grid="false">
        <style:tab-stops>
          <style:tab-stop style:position="5.75in"/>
        </style:tab-stops>
      </style:paragraph-properties>
    </style:style>
    <style:style style:name="MP4" style:family="paragraph" style:parent-style-name="Footer">
      <style:paragraph-properties style:snap-to-layout-grid="false"/>
    </style:style>
    <style:style style:name="MP5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MP6" style:family="paragraph" style:parent-style-name="Heading">
      <style:paragraph-properties style:snap-to-layout-grid="false"/>
      <style:text-properties fo:font-size="10pt" style:font-size-asian="10pt" style:font-size-complex="10pt"/>
    </style:style>
    <style:style style:name="MP7" style:family="paragraph" style:parent-style-name="Footer">
      <style:paragraph-properties style:snap-to-layout-grid="false"/>
      <style:text-properties fo:font-weight="bold" style:font-weight-asian="bold"/>
    </style:style>
    <style:style style:name="MP8" style:family="paragraph" style:parent-style-name="Heading">
      <style:paragraph-properties style:snap-to-layout-grid="false"/>
      <style:text-properties fo:font-weight="bold" style:font-weight-asian="bold"/>
    </style:style>
    <style:style style:name="MP9" style:family="paragraph" style:parent-style-name="Heading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MP10" style:family="paragraph" style:parent-style-name="Footer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MP11" style:family="paragraph" style:parent-style-name="Footer">
      <style:paragraph-properties style:snap-to-layout-grid="false"/>
      <style:text-properties fo:font-size="10pt" style:font-size-asian="10pt" style:font-size-complex="10pt"/>
    </style:style>
    <style:style style:name="MP12" style:family="paragraph" style:parent-style-name="Footer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/>
    </style:style>
    <style:style style:name="MT1" style:family="text">
      <style:text-properties fo:font-size="10pt" fo:font-weight="bold" style:font-size-asian="10pt" style:font-weight-asian="bold" style:font-size-complex="10pt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in" fo:margin-bottom="0.5in" fo:margin-left="1.25in" fo:margin-right="1.25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.5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21">
      <number:year number:style="long"/>
    </number:date-style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Regency Estates Homeowners Association</text:p>
            </table:table-cell>
          </table:table-row>
          <table:table-row table:style-name="Table4.1">
            <table:table-cell table:style-name="Table4.A1" office:value-type="string">
              <text:p text:style-name="MP2">Post Office Box 923</text:p>
            </table:table-cell>
          </table:table-row>
          <table:table-row table:style-name="Table4.1">
            <table:table-cell table:style-name="Table4.A1" office:value-type="string">
              <text:p text:style-name="MP3">Saint Peters, MO. 63376<text:tab/></text:p>
            </table:table-cell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4"/>
            </table:table-cell>
            <table:table-cell table:style-name="Table3.A1" office:value-type="string">
              <text:p text:style-name="MP4"/>
            </table:table-cell>
            <table:table-cell table:style-name="Table3.A1" office:value-type="string">
              <text:p text:style-name="MP4"/>
            </table:table-cell>
          </table:table-row>
          <table:table-row table:style-name="Table3.2">
            <table:table-cell table:style-name="Table3.A2" office:value-type="string">
              <text:p text:style-name="MP5"/>
            </table:table-cell>
            <table:table-cell table:style-name="Table3.B2" office:value-type="string">
              <text:p text:style-name="MP4"/>
            </table:table-cell>
            <table:table-cell table:style-name="Table3.C2" office:value-type="string">
              <text:p text:style-name="MP4"/>
            </table:table-cell>
          </table:table-row>
          <table:table-row table:style-name="Table3.3">
            <table:table-cell table:style-name="Table3.A3" office:value-type="string">
              <text:p text:style-name="MP4"><text:span text:style-name="MT1"><text:date style:data-style-name="N121" text:date-value="2022-11-12T23:24:27.978878994">2022</text:date></text:span><text:span text:style-name="MT1"><text:s/>Association Fee for Lot # </text:span><text:span text:style-name="MT1"><text:database-display text:table-name="2021_FeeLetters" text:table-type="table" text:column-name="Lot" text:database-name="EmbeddedDatabase">&lt;Lot&gt;</text:database-display></text:span></text:p>
            </table:table-cell>
            <table:table-cell table:style-name="Table3.B3" office:value-type="string">
              <text:p text:style-name="MP6"/>
            </table:table-cell>
            <table:table-cell table:style-name="Table3.C3" office:value-type="string">
              <text:p text:style-name="MP7">Cash payments cannot be accepted.</text:p>
            </table:table-cell>
          </table:table-row>
          <table:table-row table:style-name="Table3.3">
            <table:table-cell table:style-name="Table3.A4" office:value-type="string">
              <text:p text:style-name="MP7">Received from: </text:p>
            </table:table-cell>
            <table:table-cell table:style-name="Table3.B4" office:value-type="string">
              <text:p text:style-name="MP8"/>
            </table:table-cell>
            <table:table-cell table:style-name="Table3.C4" office:value-type="string">
              <text:p text:style-name="MP4"><text:span text:style-name="MT2">Mail $</text:span><text:span text:style-name="MT2"><text:database-display text:table-name="2021_FeeLetters" text:table-type="table" text:column-name=" Due" text:database-name="EmbeddedDatabase">&lt; Due&gt;</text:database-display></text:span>.<text:span text:style-name="MT3">00</text:span><text:span text:style-name="MT2"> payment with this stub to:</text:span></text:p>
            </table:table-cell>
          </table:table-row>
          <table:table-row table:style-name="Table3.3">
            <table:table-cell table:style-name="Table3.A5" office:value-type="string">
              <text:p text:style-name="MP4"><text:span text:style-name="MT2"><text:database-display text:table-name="2021_FeeLetters" text:table-type="table" text:column-name=" First" text:database-name="EmbeddedDatabase">&lt; First&gt;</text:database-display></text:span><text:span text:style-name="MT2"><text:s/></text:span><text:span text:style-name="MT2"><text:database-display text:table-name="2021_FeeLetters" text:table-type="table" text:column-name=" Last" text:database-name="EmbeddedDatabase">&lt; Last&gt;</text:database-display></text:span></text:p>
            </table:table-cell>
            <table:table-cell table:style-name="Table3.B5" office:value-type="string">
              <text:p text:style-name="MP9"/>
            </table:table-cell>
            <table:table-cell table:style-name="Table3.C5" office:value-type="string">
              <text:p text:style-name="MP10">Regency Estates Homeowners Association</text:p>
            </table:table-cell>
          </table:table-row>
          <table:table-row table:style-name="Table3.3">
            <table:table-cell table:style-name="Table3.A6" office:value-type="string">
              <text:p text:style-name="MP11"><text:database-display text:table-name="2021_FeeLetters" text:table-type="table" text:column-name=" Owner_Add" text:database-name="EmbeddedDatabase">&lt; Owner_Add&gt;</text:database-display></text:p>
            </table:table-cell>
            <table:table-cell table:style-name="Table3.B6" office:value-type="string">
              <text:p text:style-name="MP6"/>
            </table:table-cell>
            <table:table-cell table:style-name="Table3.C6" office:value-type="string">
              <text:p text:style-name="MP11">Post Office Box 923</text:p>
            </table:table-cell>
          </table:table-row>
          <table:table-row table:style-name="Table3.3">
            <table:table-cell table:style-name="Table3.A7" office:value-type="string">
              <text:p text:style-name="MP4"><text:span text:style-name="MT4"><text:database-display text:table-name="2021_FeeLetters" text:table-type="table" text:column-name=" Owner_City" text:database-name="EmbeddedDatabase">&lt; Owner_City&gt;</text:database-display></text:span><text:span text:style-name="MT4">, </text:span><text:span text:style-name="MT4"><text:database-display text:table-name="2021_FeeLetters" text:table-type="table" text:column-name=" O_St" text:database-name="EmbeddedDatabase">&lt; O_St&gt;</text:database-display></text:span><text:span text:style-name="MT4"><text:s/></text:span><text:span text:style-name="MT4"><text:database-display text:table-name="2021_FeeLetters" text:table-type="table" text:column-name=" O_Zip" text:database-name="EmbeddedDatabase">&lt; O_Zip&gt;</text:database-display></text:span></text:p>
            </table:table-cell>
            <table:table-cell table:style-name="Table3.B7" office:value-type="string">
              <text:p text:style-name="MP6"/>
            </table:table-cell>
            <table:table-cell table:style-name="Table3.C7" office:value-type="string">
              <text:p text:style-name="MP11">Saint Peters, MO 63376</text:p>
            </table:table-cell>
          </table:table-row>
          <table:table-row table:style-name="Table3.3">
            <table:table-cell table:style-name="Table3.A8" office:value-type="string">
              <text:p text:style-name="MP11"/>
            </table:table-cell>
            <table:table-cell table:style-name="Table3.B8" office:value-type="string">
              <text:p text:style-name="MP6"/>
            </table:table-cell>
            <table:table-cell table:style-name="Table3.C8" office:value-type="string">
              <text:p text:style-name="MP12">Your canceled check is your receipt.</text:p>
            </table:table-cell>
          </table:table-row>
          <table:table-row table:style-name="Table3.3">
            <table:table-cell table:style-name="Table3.A9" office:value-type="string">
              <text:p text:style-name="MP4"><text:span text:style-name="MT1">Email:</text:span><text:span text:style-name="MT4"> </text:span><text:span text:style-name="MT4"><text:database-display text:table-name="2021_FeeLetters" text:table-type="table" text:column-name=" email" text:database-name="EmbeddedDatabase">&lt; email&gt;</text:database-display></text:span></text:p>
            </table:table-cell>
            <table:table-cell table:style-name="Table3.B9" office:value-type="string">
              <text:p text:style-name="MP6"/>
            </table:table-cell>
            <table:table-cell table:style-name="Table3.C9" office:value-type="string">
              <text:p text:style-name="MP10">Check #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«First_1» «MI_1» «Last_1»</dc:title>
    <dc:subject/>
    <meta:keyword/>
    <dc:description/>
    <meta:initial-creator> </meta:initial-creator>
    <meta:creation-date>2014-09-03T11:48:00</meta:creation-date>
    <dc:date>2022-11-12T23:24:27.744372938</dc:date>
    <meta:print-date>2018-11-02T23:19:00</meta:print-date>
    <meta:editing-cycles>43</meta:editing-cycles>
    <meta:editing-duration>PT3H5M22S</meta:editing-duration>
    <meta:generator>LibreOffice/6.0.7.3$Linux_X86_64 LibreOffice_project/00m0$Build-3</meta:generator>
    <meta:document-statistic meta:table-count="4" meta:image-count="0" meta:object-count="0" meta:page-count="2" meta:paragraph-count="31" meta:word-count="176" meta:character-count="1074" meta:non-whitespace-character-count="92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</office:font-face-decls>
  <office:automatic-styles/>
  <office:body>
    <office:database>
      <db:data-source>
        <db:connection-data>
          <db:database-description>
            <db:file-based-database xlink:href="../../2021_FeeLetters.csv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  <db:table-representations>
        <db:table-representation db:name="2021_FeeLetters"/>
      </db:table-representations>
    </office:database>
  </office:body>
</office:document-content>
</file>